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59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rl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8.484cm" svg:height="10.397cm" svg:x="12.149cm" svg:y="0cm">
            <draw:object draw:notify-on-update-of-ranges="Sheet1.B1:Sheet1.B1 Sheet1.B2:Sheet1.B22 Sheet1.C2:Sheet1.C22 Sheet1.C23:Sheet1.C43 Sheet1.C44:Sheet1.C6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row table:style-name="ro1">
          <table:table-cell office:value-type="string" calcext:value-type="string">
            <text:p>Country</text:p>
          </table:table-cell>
          <table:table-cell table:style-name="Default" office:value-type="string" calcext:value-type="string">
            <text:p><text:s/>Year</text:p>
          </table:table-cell>
          <table:table-cell office:value-type="string" calcext:value-type="string">
            <text:p><text:s/>Value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0-01-01" calcext:value-type="date">
            <text:p>01/01/00</text:p>
          </table:table-cell>
          <table:table-cell office:value-type="float" office:value="45.3363496516992" calcext:value-type="float">
            <text:p>45.3363496516992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40.6323576081" calcext:value-type="float">
            <text:p>40.6323576081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2-01-01" calcext:value-type="date">
            <text:p>01/01/02</text:p>
          </table:table-cell>
          <table:table-cell office:value-type="float" office:value="38.7040671902009" calcext:value-type="float">
            <text:p>38.7040671902009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3-01-01" calcext:value-type="date">
            <text:p>01/01/03</text:p>
          </table:table-cell>
          <table:table-cell office:value-type="float" office:value="35.301637598753" calcext:value-type="float">
            <text:p>35.301637598753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4-01-01" calcext:value-type="date">
            <text:p>01/01/04</text:p>
          </table:table-cell>
          <table:table-cell office:value-type="float" office:value="34.6266047673994" calcext:value-type="float">
            <text:p>34.6266047673994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5-01-01" calcext:value-type="date">
            <text:p>01/01/05</text:p>
          </table:table-cell>
          <table:table-cell office:value-type="float" office:value="34.7314531268502" calcext:value-type="float">
            <text:p>34.7314531268502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6-01-01" calcext:value-type="date">
            <text:p>01/01/06</text:p>
          </table:table-cell>
          <table:table-cell office:value-type="float" office:value="42.4092423758808" calcext:value-type="float">
            <text:p>42.4092423758808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7-01-01" calcext:value-type="date">
            <text:p>01/01/07</text:p>
          </table:table-cell>
          <table:table-cell office:value-type="float" office:value="47.1605130883584" calcext:value-type="float">
            <text:p>47.1605130883584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8-01-01" calcext:value-type="date">
            <text:p>01/01/08</text:p>
          </table:table-cell>
          <table:table-cell office:value-type="float" office:value="41.235830810291" calcext:value-type="float">
            <text:p>41.235830810291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09-01-01" calcext:value-type="date">
            <text:p>01/01/09</text:p>
          </table:table-cell>
          <table:table-cell office:value-type="float" office:value="31.1890178642235" calcext:value-type="float">
            <text:p>31.1890178642235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0-01-01" calcext:value-type="date">
            <text:p>01/01/10</text:p>
          </table:table-cell>
          <table:table-cell office:value-type="float" office:value="35.7987504212099" calcext:value-type="float">
            <text:p>35.7987504212099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1-01-01" calcext:value-type="date">
            <text:p>01/01/11</text:p>
          </table:table-cell>
          <table:table-cell office:value-type="float" office:value="37.8052158208314" calcext:value-type="float">
            <text:p>37.8052158208314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2-01-01" calcext:value-type="date">
            <text:p>01/01/12</text:p>
          </table:table-cell>
          <table:table-cell office:value-type="float" office:value="36.1803755844369" calcext:value-type="float">
            <text:p>36.1803755844369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3-01-01" calcext:value-type="date">
            <text:p>01/01/13</text:p>
          </table:table-cell>
          <table:table-cell office:value-type="float" office:value="36.6649864778719" calcext:value-type="float">
            <text:p>36.6649864778719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4-01-01" calcext:value-type="date">
            <text:p>01/01/14</text:p>
          </table:table-cell>
          <table:table-cell office:value-type="float" office:value="39.3202874276868" calcext:value-type="float">
            <text:p>39.3202874276868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5-01-01" calcext:value-type="date">
            <text:p>01/01/15</text:p>
          </table:table-cell>
          <table:table-cell office:value-type="float" office:value="42.1262452282845" calcext:value-type="float">
            <text:p>42.1262452282845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43.5533978639498" calcext:value-type="float">
            <text:p>43.5533978639498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7-01-01" calcext:value-type="date">
            <text:p>01/01/17</text:p>
          </table:table-cell>
          <table:table-cell office:value-type="float" office:value="47.2850618328496" calcext:value-type="float">
            <text:p>47.2850618328496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8-01-01" calcext:value-type="date">
            <text:p>01/01/18</text:p>
          </table:table-cell>
          <table:table-cell office:value-type="float" office:value="46.9440745824273" calcext:value-type="float">
            <text:p>46.9440745824273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19-01-01" calcext:value-type="date">
            <text:p>01/01/19</text:p>
          </table:table-cell>
          <table:table-cell office:value-type="float" office:value="47.8159315546029" calcext:value-type="float">
            <text:p>47.8159315546029</text:p>
          </table:table-cell>
        </table:table-row>
        <table:table-row table:style-name="ro2">
          <table:table-cell office:value-type="string" calcext:value-type="string">
            <text:p>sweden</text:p>
          </table:table-cell>
          <table:table-cell office:value-type="date" office:date-value="2020-01-01" calcext:value-type="date">
            <text:p>01/01/20</text:p>
          </table:table-cell>
          <table:table-cell office:value-type="float" office:value="35.9204733596694" calcext:value-type="float">
            <text:p>35.920473359669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0-01-01" calcext:value-type="date">
            <text:p>01/01/00</text:p>
          </table:table-cell>
          <table:table-cell office:value-type="float" office:value="33.2791062285236" calcext:value-type="float">
            <text:p>33.279106228523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43.729323616129" calcext:value-type="float">
            <text:p>43.72932361612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2-01-01" calcext:value-type="date">
            <text:p>01/01/02</text:p>
          </table:table-cell>
          <table:table-cell office:value-type="float" office:value="88.2879740589939" calcext:value-type="float">
            <text:p>88.287974058993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3-01-01" calcext:value-type="date">
            <text:p>01/01/03</text:p>
          </table:table-cell>
          <table:table-cell office:value-type="float" office:value="32.4256953254155" calcext:value-type="float">
            <text:p>32.425695325415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4-01-01" calcext:value-type="date">
            <text:p>01/01/04</text:p>
          </table:table-cell>
          <table:table-cell office:value-type="float" office:value="25.0822250310003" calcext:value-type="float">
            <text:p>25.082225031000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5-01-01" calcext:value-type="date">
            <text:p>01/01/05</text:p>
          </table:table-cell>
          <table:table-cell office:value-type="float" office:value="54.616464149202" calcext:value-type="float">
            <text:p>54.61646414920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6-01-01" calcext:value-type="date">
            <text:p>01/01/06</text:p>
          </table:table-cell>
          <table:table-cell office:value-type="float" office:value="36.146100518983" calcext:value-type="float">
            <text:p>36.146100518983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7-01-01" calcext:value-type="date">
            <text:p>01/01/07</text:p>
          </table:table-cell>
          <table:table-cell office:value-type="float" office:value="41.8207535676814" calcext:value-type="float">
            <text:p>41.820753567681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8-01-01" calcext:value-type="date">
            <text:p>01/01/08</text:p>
          </table:table-cell>
          <table:table-cell office:value-type="float" office:value="26.351375197937" calcext:value-type="float">
            <text:p>26.35137519793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09-01-01" calcext:value-type="date">
            <text:p>01/01/09</text:p>
          </table:table-cell>
          <table:table-cell office:value-type="float" office:value="19.9458856549651" calcext:value-type="float">
            <text:p>19.9458856549651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0-01-01" calcext:value-type="date">
            <text:p>01/01/10</text:p>
          </table:table-cell>
          <table:table-cell office:value-type="float" office:value="19.6744668168966" calcext:value-type="float">
            <text:p>19.674466816896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1-01-01" calcext:value-type="date">
            <text:p>01/01/11</text:p>
          </table:table-cell>
          <table:table-cell office:value-type="float" office:value="22.3651486255592" calcext:value-type="float">
            <text:p>22.365148625559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2-01-01" calcext:value-type="date">
            <text:p>01/01/12</text:p>
          </table:table-cell>
          <table:table-cell office:value-type="float" office:value="23.583887899035" calcext:value-type="float">
            <text:p>23.583887899035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3-01-01" calcext:value-type="date">
            <text:p>01/01/13</text:p>
          </table:table-cell>
          <table:table-cell office:value-type="float" office:value="24.5236492354728" calcext:value-type="float">
            <text:p>24.523649235472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4-01-01" calcext:value-type="date">
            <text:p>01/01/14</text:p>
          </table:table-cell>
          <table:table-cell office:value-type="float" office:value="29.9198707955727" calcext:value-type="float">
            <text:p>29.9198707955727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5-01-01" calcext:value-type="date">
            <text:p>01/01/15</text:p>
          </table:table-cell>
          <table:table-cell office:value-type="float" office:value="28.2081671864268" calcext:value-type="float">
            <text:p>28.208167186426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37.4483510516376" calcext:value-type="float">
            <text:p>37.448351051637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7-01-01" calcext:value-type="date">
            <text:p>01/01/17</text:p>
          </table:table-cell>
          <table:table-cell office:value-type="float" office:value="44.999516509942" calcext:value-type="float">
            <text:p>44.999516509942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8-01-01" calcext:value-type="date">
            <text:p>01/01/18</text:p>
          </table:table-cell>
          <table:table-cell office:value-type="float" office:value="37.5562363294998" calcext:value-type="float">
            <text:p>37.5562363294998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19-01-01" calcext:value-type="date">
            <text:p>01/01/19</text:p>
          </table:table-cell>
          <table:table-cell office:value-type="float" office:value="53.0227996231916" calcext:value-type="float">
            <text:p>53.022799623191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date" office:date-value="2020-01-01" calcext:value-type="date">
            <text:p>01/01/20</text:p>
          </table:table-cell>
          <table:table-cell office:value-type="float" office:value="27.8688816650641" calcext:value-type="float">
            <text:p>27.868881665064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0-01-01" calcext:value-type="date">
            <text:p>01/01/00</text:p>
          </table:table-cell>
          <table:table-cell office:value-type="float" office:value="30.8413345137831" calcext:value-type="float">
            <text:p>30.841334513783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1-01-01" calcext:value-type="date">
            <text:p>01/01/01</text:p>
          </table:table-cell>
          <table:table-cell office:value-type="float" office:value="32.8036062999552" calcext:value-type="float">
            <text:p>32.803606299955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2-01-01" calcext:value-type="date">
            <text:p>01/01/02</text:p>
          </table:table-cell>
          <table:table-cell office:value-type="float" office:value="37.117205949196" calcext:value-type="float">
            <text:p>37.11720594919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3-01-01" calcext:value-type="date">
            <text:p>01/01/03</text:p>
          </table:table-cell>
          <table:table-cell office:value-type="float" office:value="41.68477416816" calcext:value-type="float">
            <text:p>41.6847741681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4-01-01" calcext:value-type="date">
            <text:p>01/01/04</text:p>
          </table:table-cell>
          <table:table-cell office:value-type="float" office:value="59.3385113052772" calcext:value-type="float">
            <text:p>59.338511305277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5-01-01" calcext:value-type="date">
            <text:p>01/01/05</text:p>
          </table:table-cell>
          <table:table-cell office:value-type="float" office:value="60.6210672524005" calcext:value-type="float">
            <text:p>60.6210672524005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6-01-01" calcext:value-type="date">
            <text:p>01/01/06</text:p>
          </table:table-cell>
          <table:table-cell office:value-type="float" office:value="59.051991140893" calcext:value-type="float">
            <text:p>59.05199114089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7-01-01" calcext:value-type="date">
            <text:p>01/01/07</text:p>
          </table:table-cell>
          <table:table-cell office:value-type="float" office:value="72.9095179583026" calcext:value-type="float">
            <text:p>72.909517958302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8-01-01" calcext:value-type="date">
            <text:p>01/01/08</text:p>
          </table:table-cell>
          <table:table-cell office:value-type="float" office:value="48.1105915258052" calcext:value-type="float">
            <text:p>48.110591525805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09-01-01" calcext:value-type="date">
            <text:p>01/01/09</text:p>
          </table:table-cell>
          <table:table-cell office:value-type="float" office:value="31.4133044568513" calcext:value-type="float">
            <text:p>31.4133044568513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0-01-01" calcext:value-type="date">
            <text:p>01/01/10</text:p>
          </table:table-cell>
          <table:table-cell office:value-type="float" office:value="33.2836041382058" calcext:value-type="float">
            <text:p>33.283604138205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1-01-01" calcext:value-type="date">
            <text:p>01/01/11</text:p>
          </table:table-cell>
          <table:table-cell office:value-type="float" office:value="34.2687155796751" calcext:value-type="float">
            <text:p>34.2687155796751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2-01-01" calcext:value-type="date">
            <text:p>01/01/12</text:p>
          </table:table-cell>
          <table:table-cell office:value-type="float" office:value="33.865292778402" calcext:value-type="float">
            <text:p>33.865292778402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3-01-01" calcext:value-type="date">
            <text:p>01/01/13</text:p>
          </table:table-cell>
          <table:table-cell office:value-type="float" office:value="37.810056168419" calcext:value-type="float">
            <text:p>37.810056168419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4-01-01" calcext:value-type="date">
            <text:p>01/01/14</text:p>
          </table:table-cell>
          <table:table-cell office:value-type="float" office:value="39.968568170736" calcext:value-type="float">
            <text:p>39.968568170736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5-01-01" calcext:value-type="date">
            <text:p>01/01/15</text:p>
          </table:table-cell>
          <table:table-cell office:value-type="float" office:value="44.8396110216717" calcext:value-type="float">
            <text:p>44.839611021671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6-01-01" calcext:value-type="date">
            <text:p>01/01/16</text:p>
          </table:table-cell>
          <table:table-cell office:value-type="float" office:value="42.7599279609814" calcext:value-type="float">
            <text:p>42.7599279609814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7-01-01" calcext:value-type="date">
            <text:p>01/01/17</text:p>
          </table:table-cell>
          <table:table-cell office:value-type="float" office:value="52.1442155618477" calcext:value-type="float">
            <text:p>52.1442155618477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8-01-01" calcext:value-type="date">
            <text:p>01/01/18</text:p>
          </table:table-cell>
          <table:table-cell office:value-type="float" office:value="54.3670871183138" calcext:value-type="float">
            <text:p>54.367087118313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19-01-01" calcext:value-type="date">
            <text:p>01/01/19</text:p>
          </table:table-cell>
          <table:table-cell office:value-type="float" office:value="59.731907326878" calcext:value-type="float">
            <text:p>59.731907326878</text:p>
          </table:table-cell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date" office:date-value="2020-01-01" calcext:value-type="date">
            <text:p>01/01/20</text:p>
          </table:table-cell>
          <table:table-cell office:value-type="float" office:value="47.3216791631389" calcext:value-type="float">
            <text:p>47.32167916313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DejaVu Sans" style:font-size-asian="10pt" style:language-asian="zxx" style:country-asian="none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ar" style:country-complex="EG"/>
    </style:default-style>
    <number:number-style style:name="N0">
      <number:number number:min-integer-digits="1"/>
    </number:number-style>
    <number:currency-style style:name="N101P0" style:volatile="true">
      <number:currency-symbol number:language="ar" number:country="EG">ج.م.‏</number:currency-symbol>
      <number:text> </number:text>
      <number:number number:decimal-places="0" number:min-decimal-places="0" number:min-integer-digits="1">
        <number:embedded-text number:position="3">٬</number:embedded-text>
      </number:number>
    </number:currency-style>
    <number:currency-style style:name="N101">
      <number:currency-symbol number:language="ar" number:country="EG">ج.م.‏</number:currency-symbol>
      <number:text> </number:text>
      <number:number number:decimal-places="0" number:min-decimal-places="0" number:min-integer-digits="1">
        <number:embedded-text number:position="3">٬</number:embedded-text>
      </number:number>
      <number:text> -</number:text>
      <style:map style:condition="value()&gt;=0" style:apply-style-name="N101P0"/>
    </number:currency-style>
    <number:currency-style style:name="N102P0" style:volatile="true">
      <number:currency-symbol number:language="ar" number:country="EG">ج.م.‏</number:currency-symbol>
      <number:text> </number:text>
      <number:number number:decimal-places="0" number:min-decimal-places="0" number:min-integer-digits="3">
        <number:embedded-text number:position="5">٬</number:embedded-text>
        <number:embedded-text number:position="2">٫</number:embedded-text>
      </number:number>
    </number:currency-style>
    <number:currency-style style:name="N102">
      <number:currency-symbol number:language="ar" number:country="EG">ج.م.‏</number:currency-symbol>
      <number:text> </number:text>
      <number:number number:decimal-places="0" number:min-decimal-places="0" number:min-integer-digits="3">
        <number:embedded-text number:position="5">٬</number:embedded-text>
        <number:embedded-text number:position="2">٫</number:embedded-text>
      </number:number>
      <number:text> -</number:text>
      <style:map style:condition="value()&gt;=0" style:apply-style-name="N102P0"/>
    </number:currency-style>
    <number:currency-style style:name="N103P0" style:volatile="true">
      <number:currency-symbol number:language="ar" number:country="EG">ج.م.‏</number:currency-symbol>
      <number:text> </number:text>
      <number:number number:decimal-places="0" number:min-decimal-places="0" number:min-integer-digits="1">
        <number:embedded-text number:position="3">٬</number:embedded-text>
      </number:number>
    </number:currency-style>
    <number:currency-style style:name="N103">
      <style:text-properties fo:color="#ff0000"/>
      <number:currency-symbol number:language="ar" number:country="EG">ج.م.‏</number:currency-symbol>
      <number:text> </number:text>
      <number:number number:decimal-places="0" number:min-decimal-places="0" number:min-integer-digits="1">
        <number:embedded-text number:position="3">٬</number:embedded-text>
      </number:number>
      <number:text> -</number:text>
      <style:map style:condition="value()&gt;=0" style:apply-style-name="N103P0"/>
    </number:currency-style>
    <number:currency-style style:name="N104P0" style:volatile="true">
      <number:currency-symbol number:language="ar" number:country="EG">ج.م.‏</number:currency-symbol>
      <number:text> </number:text>
      <number:number number:decimal-places="0" number:min-decimal-places="0" number:min-integer-digits="3">
        <number:embedded-text number:position="5">٬</number:embedded-text>
        <number:embedded-text number:position="2">٫</number:embedded-text>
      </number:number>
    </number:currency-style>
    <number:currency-style style:name="N104">
      <style:text-properties fo:color="#ff0000"/>
      <number:currency-symbol number:language="ar" number:country="EG">ج.م.‏</number:currency-symbol>
      <number:text> </number:text>
      <number:number number:decimal-places="0" number:min-decimal-places="0" number:min-integer-digits="3">
        <number:embedded-text number:position="5">٬</number:embedded-text>
        <number:embedded-text number:position="2">٫</number:embedded-text>
      </number:number>
      <number:text> -</number:text>
      <style:map style:condition="value()&gt;=0" style:apply-style-name="N104P0"/>
    </number:currency-style>
    <number:currency-style style:name="N105P0" style:volatile="true">
      <number:currency-symbol number:language="ar" number:country="EG">ج.م.‏</number:currency-symbol>
      <number:text> </number:text>
      <number:number number:decimal-places="0" number:min-decimal-places="0" number:min-integer-digits="1">
        <number:embedded-text number:position="3">٬</number:embedded-text>
      </number:number>
      <number:text>٫--</number:text>
    </number:currency-style>
    <number:currency-style style:name="N105">
      <style:text-properties fo:color="#ff0000"/>
      <number:currency-symbol number:language="ar" number:country="EG">ج.م.‏</number:currency-symbol>
      <number:text> </number:text>
      <number:number number:decimal-places="0" number:min-decimal-places="0" number:min-integer-digits="1">
        <number:embedded-text number:position="3">٬</number:embedded-text>
      </number:number>
      <number:text>٫-- -</number:text>
      <style:map style:condition="value()&gt;=0" style:apply-style-name="N105P0"/>
    </number:currency-style>
    <number:number-style style:name="N106">
      <number:scientific-number number:decimal-places="0" number:min-decimal-places="0" number:min-integer-digits="3" number:min-exponent-digits="2" number:exponent-interval="5" number:forced-exponent-sign="true"/>
      <number:text>٫</number:text>
    </number:number-style>
    <number:date-style style:name="N107">
      <number:am-pm/>
      <number:hours number:style="long"/>
      <number:text>:</number:text>
      <number:minutes number:style="long"/>
      <number:text> </number:text>
      <number:year number:style="long"/>
      <number:text>/</number:text>
      <number:month number:style="long"/>
      <number:text>/</number:text>
      <number:day/>
    </number:date-style>
    <number:date-style style:name="N108" number:transliteration-format="1" number:transliteration-language="en" number:transliteration-country="GB" number:transliteration-style="short">
      <number:am-pm/>
      <number:hours number:style="long"/>
      <number:text>:</number:text>
      <number:minutes number:style="long"/>
      <number:text> </number:text>
      <number:year number:style="long"/>
      <number:text>/</number:text>
      <number:month number:style="long"/>
      <number:text>/</number:text>
      <number:day/>
    </number:date-style>
    <number:date-style style:name="N109" number:transliteration-format="1" number:transliteration-language="en" number:transliteration-country="GB" number:transliteration-style="short">
      <number:year number:style="long"/>
      <number:text>/</number:text>
      <number:month number:style="long"/>
      <number:text>/</number:text>
      <number:day number:style="long"/>
    </number:date-style>
    <number:number-style style:name="N110" number:transliteration-format="1" number:transliteration-language="en" number:transliteration-country="GB" number:transliteration-style="short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rl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rl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orad Ali</meta:initial-creator>
    <meta:creation-date>2022-05-27T08:13:18.181731283</meta:creation-date>
    <dc:date>2022-05-27T16:32:09.436503803</dc:date>
    <dc:creator>Morad Ali</dc:creator>
    <meta:editing-duration>PT7H48M20S</meta:editing-duration>
    <meta:editing-cycles>1</meta:editing-cycles>
    <meta:document-statistic meta:table-count="1" meta:cell-count="192" meta:object-count="1"/>
    <meta:generator>LibreOffice/7.2.3.2$Linux_X86_64 LibreOffice_project/2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8.485cm" svg:height="10.398cm" xlink:href=".." xlink:type="simple" chart:class="chart:line" chart:style-name="ch1">
        <chart:legend chart:legend-position="end" svg:x="14.307cm" svg:y="4.396cm" style:legend-expansion="high" chart:style-name="ch2"/>
        <chart:plot-area chart:style-name="ch3" table:cell-range-address="Sheet1.B1:Sheet1.B22 Sheet1.C2:Sheet1.C64" chart:data-source-has-labels="both" svg:x="0.369cm" svg:y="0.207cm" svg:width="13.569cm" svg:height="9.984cm">
          <chart:coordinate-region svg:x="1.251cm" svg:y="0.408cm" svg:width="12.676cm" svg:height="9.132cm"/>
          <chart:axis chart:dimension="x" chart:name="primary-x" chart:style-name="ch4" chartooo:axis-type="auto">
            <chartooo:date-scale/>
            <chart:categories table:cell-range-address="Sheet1.B2:Sheet1.B2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22" loext:label-string="value_sweden" chart:class="chart:line">
            <chart:data-point chart:repeated="21"/>
          </chart:series>
          <chart:series chart:style-name="ch8" chart:values-cell-range-address="Sheet1.C23:Sheet1.C43" loext:label-string="value_mexico" chart:class="chart:line">
            <chart:data-point chart:repeated="21"/>
          </chart:series>
          <chart:series chart:style-name="ch9" chart:values-cell-range-address="Sheet1.C44:Sheet1.C64" loext:label-string="value_newzealand" chart:class="chart:line">
            <chart:data-point chart:repeated="2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alue_sweden</text:p>
              </table:table-cell>
              <table:table-cell office:value-type="string">
                <text:p>value_mexico</text:p>
              </table:table-cell>
              <table:table-cell office:value-type="string">
                <text:p>value_newzealand</text:p>
              </table:table-cell>
            </table:table-row>
          </table:table-header-rows>
          <table:table-rows>
            <table:table-row>
              <table:table-cell office:value-type="float" office:value="36526">
                <text:p>36526</text:p>
                <draw:g>
                  <svg:desc>Sheet1.B2:Sheet1.B22</svg:desc>
                </draw:g>
              </table:table-cell>
              <table:table-cell office:value-type="float" office:value="45.3363496516992">
                <text:p>45.3363496516992</text:p>
                <draw:g>
                  <svg:desc>Sheet1.C2:Sheet1.C22</svg:desc>
                </draw:g>
              </table:table-cell>
              <table:table-cell office:value-type="float" office:value="33.2791062285236">
                <text:p>33.2791062285236</text:p>
                <draw:g>
                  <svg:desc>Sheet1.C23:Sheet1.C43</svg:desc>
                </draw:g>
              </table:table-cell>
              <table:table-cell office:value-type="float" office:value="30.8413345137831">
                <text:p>30.8413345137831</text:p>
                <draw:g>
                  <svg:desc>Sheet1.C44:Sheet1.C64</svg:desc>
                </draw:g>
              </table:table-cell>
            </table:table-row>
            <table:table-row>
              <table:table-cell office:value-type="float" office:value="36892">
                <text:p>36892</text:p>
              </table:table-cell>
              <table:table-cell office:value-type="float" office:value="40.6323576081">
                <text:p>40.6323576081</text:p>
              </table:table-cell>
              <table:table-cell office:value-type="float" office:value="43.729323616129">
                <text:p>43.729323616129</text:p>
              </table:table-cell>
              <table:table-cell office:value-type="float" office:value="32.8036062999552">
                <text:p>32.8036062999552</text:p>
              </table:table-cell>
            </table:table-row>
            <table:table-row>
              <table:table-cell office:value-type="float" office:value="37257">
                <text:p>37257</text:p>
              </table:table-cell>
              <table:table-cell office:value-type="float" office:value="38.7040671902009">
                <text:p>38.7040671902009</text:p>
              </table:table-cell>
              <table:table-cell office:value-type="float" office:value="88.2879740589939">
                <text:p>88.2879740589939</text:p>
              </table:table-cell>
              <table:table-cell office:value-type="float" office:value="37.117205949196">
                <text:p>37.117205949196</text:p>
              </table:table-cell>
            </table:table-row>
            <table:table-row>
              <table:table-cell office:value-type="float" office:value="37622">
                <text:p>37622</text:p>
              </table:table-cell>
              <table:table-cell office:value-type="float" office:value="35.301637598753">
                <text:p>35.301637598753</text:p>
              </table:table-cell>
              <table:table-cell office:value-type="float" office:value="32.4256953254155">
                <text:p>32.4256953254155</text:p>
              </table:table-cell>
              <table:table-cell office:value-type="float" office:value="41.68477416816">
                <text:p>41.68477416816</text:p>
              </table:table-cell>
            </table:table-row>
            <table:table-row>
              <table:table-cell office:value-type="float" office:value="37987">
                <text:p>37987</text:p>
              </table:table-cell>
              <table:table-cell office:value-type="float" office:value="34.6266047673994">
                <text:p>34.6266047673994</text:p>
              </table:table-cell>
              <table:table-cell office:value-type="float" office:value="25.0822250310003">
                <text:p>25.0822250310003</text:p>
              </table:table-cell>
              <table:table-cell office:value-type="float" office:value="59.3385113052772">
                <text:p>59.3385113052772</text:p>
              </table:table-cell>
            </table:table-row>
            <table:table-row>
              <table:table-cell office:value-type="float" office:value="38353">
                <text:p>38353</text:p>
              </table:table-cell>
              <table:table-cell office:value-type="float" office:value="34.7314531268502">
                <text:p>34.7314531268502</text:p>
              </table:table-cell>
              <table:table-cell office:value-type="float" office:value="54.616464149202">
                <text:p>54.616464149202</text:p>
              </table:table-cell>
              <table:table-cell office:value-type="float" office:value="60.6210672524005">
                <text:p>60.6210672524005</text:p>
              </table:table-cell>
            </table:table-row>
            <table:table-row>
              <table:table-cell office:value-type="float" office:value="38718">
                <text:p>38718</text:p>
              </table:table-cell>
              <table:table-cell office:value-type="float" office:value="42.4092423758808">
                <text:p>42.4092423758808</text:p>
              </table:table-cell>
              <table:table-cell office:value-type="float" office:value="36.146100518983">
                <text:p>36.146100518983</text:p>
              </table:table-cell>
              <table:table-cell office:value-type="float" office:value="59.051991140893">
                <text:p>59.051991140893</text:p>
              </table:table-cell>
            </table:table-row>
            <table:table-row>
              <table:table-cell office:value-type="float" office:value="39083">
                <text:p>39083</text:p>
              </table:table-cell>
              <table:table-cell office:value-type="float" office:value="47.1605130883584">
                <text:p>47.1605130883584</text:p>
              </table:table-cell>
              <table:table-cell office:value-type="float" office:value="41.8207535676814">
                <text:p>41.8207535676814</text:p>
              </table:table-cell>
              <table:table-cell office:value-type="float" office:value="72.9095179583026">
                <text:p>72.9095179583026</text:p>
              </table:table-cell>
            </table:table-row>
            <table:table-row>
              <table:table-cell office:value-type="float" office:value="39448">
                <text:p>39448</text:p>
              </table:table-cell>
              <table:table-cell office:value-type="float" office:value="41.235830810291">
                <text:p>41.235830810291</text:p>
              </table:table-cell>
              <table:table-cell office:value-type="float" office:value="26.351375197937">
                <text:p>26.351375197937</text:p>
              </table:table-cell>
              <table:table-cell office:value-type="float" office:value="48.1105915258052">
                <text:p>48.1105915258052</text:p>
              </table:table-cell>
            </table:table-row>
            <table:table-row>
              <table:table-cell office:value-type="float" office:value="39814">
                <text:p>39814</text:p>
              </table:table-cell>
              <table:table-cell office:value-type="float" office:value="31.1890178642235">
                <text:p>31.1890178642235</text:p>
              </table:table-cell>
              <table:table-cell office:value-type="float" office:value="19.9458856549651">
                <text:p>19.9458856549651</text:p>
              </table:table-cell>
              <table:table-cell office:value-type="float" office:value="31.4133044568513">
                <text:p>31.4133044568513</text:p>
              </table:table-cell>
            </table:table-row>
            <table:table-row>
              <table:table-cell office:value-type="float" office:value="40179">
                <text:p>40179</text:p>
              </table:table-cell>
              <table:table-cell office:value-type="float" office:value="35.7987504212099">
                <text:p>35.7987504212099</text:p>
              </table:table-cell>
              <table:table-cell office:value-type="float" office:value="19.6744668168966">
                <text:p>19.6744668168966</text:p>
              </table:table-cell>
              <table:table-cell office:value-type="float" office:value="33.2836041382058">
                <text:p>33.2836041382058</text:p>
              </table:table-cell>
            </table:table-row>
            <table:table-row>
              <table:table-cell office:value-type="float" office:value="40544">
                <text:p>40544</text:p>
              </table:table-cell>
              <table:table-cell office:value-type="float" office:value="37.8052158208314">
                <text:p>37.8052158208314</text:p>
              </table:table-cell>
              <table:table-cell office:value-type="float" office:value="22.3651486255592">
                <text:p>22.3651486255592</text:p>
              </table:table-cell>
              <table:table-cell office:value-type="float" office:value="34.2687155796751">
                <text:p>34.2687155796751</text:p>
              </table:table-cell>
            </table:table-row>
            <table:table-row>
              <table:table-cell office:value-type="float" office:value="40909">
                <text:p>40909</text:p>
              </table:table-cell>
              <table:table-cell office:value-type="float" office:value="36.1803755844369">
                <text:p>36.1803755844369</text:p>
              </table:table-cell>
              <table:table-cell office:value-type="float" office:value="23.583887899035">
                <text:p>23.583887899035</text:p>
              </table:table-cell>
              <table:table-cell office:value-type="float" office:value="33.865292778402">
                <text:p>33.865292778402</text:p>
              </table:table-cell>
            </table:table-row>
            <table:table-row>
              <table:table-cell office:value-type="float" office:value="41275">
                <text:p>41275</text:p>
              </table:table-cell>
              <table:table-cell office:value-type="float" office:value="36.6649864778719">
                <text:p>36.6649864778719</text:p>
              </table:table-cell>
              <table:table-cell office:value-type="float" office:value="24.5236492354728">
                <text:p>24.5236492354728</text:p>
              </table:table-cell>
              <table:table-cell office:value-type="float" office:value="37.810056168419">
                <text:p>37.810056168419</text:p>
              </table:table-cell>
            </table:table-row>
            <table:table-row>
              <table:table-cell office:value-type="float" office:value="41640">
                <text:p>41640</text:p>
              </table:table-cell>
              <table:table-cell office:value-type="float" office:value="39.3202874276868">
                <text:p>39.3202874276868</text:p>
              </table:table-cell>
              <table:table-cell office:value-type="float" office:value="29.9198707955727">
                <text:p>29.9198707955727</text:p>
              </table:table-cell>
              <table:table-cell office:value-type="float" office:value="39.968568170736">
                <text:p>39.968568170736</text:p>
              </table:table-cell>
            </table:table-row>
            <table:table-row>
              <table:table-cell office:value-type="float" office:value="42005">
                <text:p>42005</text:p>
              </table:table-cell>
              <table:table-cell office:value-type="float" office:value="42.1262452282845">
                <text:p>42.1262452282845</text:p>
              </table:table-cell>
              <table:table-cell office:value-type="float" office:value="28.2081671864268">
                <text:p>28.2081671864268</text:p>
              </table:table-cell>
              <table:table-cell office:value-type="float" office:value="44.8396110216717">
                <text:p>44.8396110216717</text:p>
              </table:table-cell>
            </table:table-row>
            <table:table-row>
              <table:table-cell office:value-type="float" office:value="42370">
                <text:p>42370</text:p>
              </table:table-cell>
              <table:table-cell office:value-type="float" office:value="43.5533978639498">
                <text:p>43.5533978639498</text:p>
              </table:table-cell>
              <table:table-cell office:value-type="float" office:value="37.4483510516376">
                <text:p>37.4483510516376</text:p>
              </table:table-cell>
              <table:table-cell office:value-type="float" office:value="42.7599279609814">
                <text:p>42.7599279609814</text:p>
              </table:table-cell>
            </table:table-row>
            <table:table-row>
              <table:table-cell office:value-type="float" office:value="42736">
                <text:p>42736</text:p>
              </table:table-cell>
              <table:table-cell office:value-type="float" office:value="47.2850618328496">
                <text:p>47.2850618328496</text:p>
              </table:table-cell>
              <table:table-cell office:value-type="float" office:value="44.999516509942">
                <text:p>44.999516509942</text:p>
              </table:table-cell>
              <table:table-cell office:value-type="float" office:value="52.1442155618477">
                <text:p>52.1442155618477</text:p>
              </table:table-cell>
            </table:table-row>
            <table:table-row>
              <table:table-cell office:value-type="float" office:value="43101">
                <text:p>43101</text:p>
              </table:table-cell>
              <table:table-cell office:value-type="float" office:value="46.9440745824273">
                <text:p>46.9440745824273</text:p>
              </table:table-cell>
              <table:table-cell office:value-type="float" office:value="37.5562363294998">
                <text:p>37.5562363294998</text:p>
              </table:table-cell>
              <table:table-cell office:value-type="float" office:value="54.3670871183138">
                <text:p>54.3670871183138</text:p>
              </table:table-cell>
            </table:table-row>
            <table:table-row>
              <table:table-cell office:value-type="float" office:value="43466">
                <text:p>43466</text:p>
              </table:table-cell>
              <table:table-cell office:value-type="float" office:value="47.8159315546029">
                <text:p>47.8159315546029</text:p>
              </table:table-cell>
              <table:table-cell office:value-type="float" office:value="53.0227996231916">
                <text:p>53.0227996231916</text:p>
              </table:table-cell>
              <table:table-cell office:value-type="float" office:value="59.731907326878">
                <text:p>59.731907326878</text:p>
              </table:table-cell>
            </table:table-row>
            <table:table-row>
              <table:table-cell office:value-type="float" office:value="43831">
                <text:p>43831</text:p>
              </table:table-cell>
              <table:table-cell office:value-type="float" office:value="35.9204733596694">
                <text:p>35.9204733596694</text:p>
              </table:table-cell>
              <table:table-cell office:value-type="float" office:value="27.8688816650641">
                <text:p>27.8688816650641</text:p>
              </table:table-cell>
              <table:table-cell office:value-type="float" office:value="47.3216791631389">
                <text:p>47.32167916313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3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